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melProviderEndpoint.process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melProviderEndpoint.CamelProviderEndpoint( ServiceUnit serviceUnit , QName service , String endpoint , Endpoint camelEndpoint , JbiBinding binding , Processor camel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melProviderEndpoint.handleActiveProviderExchange( MessageExchange exchang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CamelProviderEndpoint.CamelProviderEndpoint( ServiceUnit serviceUnit , Endpoint camelEndpoint , JbiBinding binding , Processor camel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